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>
      <style:table-properties style:width="16.999cm" table:align="margins" style:may-break-between-rows="false"/>
    </style:style>
    <style:style style:name="tabDecompteDecisionRegimeOctroiRFM.A" style:family="table-column">
      <style:table-column-properties style:column-width="2.799cm" style:rel-column-width="10792*"/>
    </style:style>
    <style:style style:name="tabDecompteDecisionRegimeOctroiRFM.B" style:family="table-column">
      <style:table-column-properties style:column-width="5.664cm" style:rel-column-width="21835*"/>
    </style:style>
    <style:style style:name="tabDecompteDecisionRegimeOctroiRFM.C" style:family="table-column">
      <style:table-column-properties style:column-width="0.212cm" style:rel-column-width="816*"/>
    </style:style>
    <style:style style:name="tabDecompteDecisionRegimeOctroiRFM.D" style:family="table-column">
      <style:table-column-properties style:column-width="2.646cm" style:rel-column-width="10200*"/>
    </style:style>
    <style:style style:name="tabDecompteDecisionRegimeOctroiRFM.E" style:family="table-column">
      <style:table-column-properties style:column-width="0.185cm" style:rel-column-width="714*"/>
    </style:style>
    <style:style style:name="tabDecompteDecisionRegimeOctroiRFM.F" style:family="table-column">
      <style:table-column-properties style:column-width="2.91cm" style:rel-column-width="11220*"/>
    </style:style>
    <style:style style:name="tabDecompteDecisionRegimeOctroiRFM.G" style:family="table-column">
      <style:table-column-properties style:column-width="0.318cm" style:rel-column-width="1224*"/>
    </style:style>
    <style:style style:name="tabDecompteDecisionRegimeOctroiRFM.H" style:family="table-column">
      <style:table-column-properties style:column-width="2.265cm" style:rel-column-width="8734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G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Table_20_Contents">
      <style:text-properties style:font-name="Gill Sans MT_CCJU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Gill Sans MT_CCJU" fo:font-size="10pt" style:font-size-asian="10pt" style:font-size-complex="10pt"/>
    </style:style>
    <style:style style:name="P5" style:family="paragraph" style:parent-style-name="Table_20_Contents">
      <style:text-properties style:font-name="Gill Sans MT_CCJU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Gill Sans MT_CCJU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 style:master-page-name="">
      <style:paragraph-properties fo:margin-top="0cm" fo:margin-bottom="0cm" fo:keep-together="always" style:page-number="auto" fo:keep-with-next="always"/>
      <style:text-properties style:font-name="Arial" fo:font-size="2pt" style:font-size-asian="2pt" style:font-size-complex="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2"><text:span text:style-name="T1">%=titreDecompte=%</text:span><text:line-break/>%=titrePeriode=%</text:p>
          </table:table-cell>
          <table:table-cell table:style-name="tabDecompteDecisionRegimeOctroiRFM.A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3">%=titreNombreMois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3">%=titreMontantMensuel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3">%=titreMontantTotal=%</text:p>
          </table:table-cell>
        </table:table-row>
        <table:table-row>
          <table:table-cell table:style-name="tabDecompteDecisionRegimeOctroiRFM.C1" office:value-type="string">
            <text:p text:style-name="P2">%{ligneDecompteRetro}%%=texteRetroActif=%</text:p>
          </table:table-cell>
          <table:table-cell table:style-name="tabDecompteDecisionRegimeOctroiRFM.C1" office:value-type="string">
            <text:p text:style-name="P2">%=periodeRetroactif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nombreMoisRetroactif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>%=montantRetroIndemniteMensuel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>%=montantTotalRetro=% <text:s text:c="5"/></text:p>
          </table:table-cell>
        </table:table-row>
        <table:table-row>
          <table:table-cell table:style-name="tabDecompteDecisionRegimeOctroiRFM.C1" office:value-type="string">
            <text:p text:style-name="P5">%{ligneDecompteRembourse}%#6#%=texteRemboursementTiers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G3" office:value-type="string">
            <text:p text:style-name="P3">-</text:p>
          </table:table-cell>
          <table:table-cell table:style-name="tabDecompteDecisionRegimeOctroiRFM.G3" office:value-type="string">
            <text:p text:style-name="P6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2">%{ligneMoisCourant}%%=texteMoisCourant=%</text:p>
          </table:table-cell>
          <table:table-cell table:style-name="tabDecompteDecisionRegimeOctroiRFM.C1" office:value-type="string">
            <text:p text:style-name="P2">%=periodeMoisCourant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nombreMoisCourant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>%=montantMoisCourantMensuel=%</text:p>
          </table:table-cell>
          <table:table-cell table:style-name="tabDecompteDecisionRegimeOctroiRFM.G3" office:value-type="string">
            <text:p text:style-name="P3">+</text:p>
          </table:table-cell>
          <table:table-cell table:style-name="tabDecompteDecisionRegimeOctroiRFM.G3" office:value-type="string">
            <text:p text:style-name="P4">%=montantMoisCourant=% <text:s text:c="5"/></text:p>
          </table:table-cell>
        </table:table-row>
        <table:table-row>
          <table:table-cell table:style-name="tabDecompteDecisionRegimeOctroiRFM.C1" office:value-type="string">
            <text:p text:style-name="P7">%{ligneDecompteTotal}%#6#%=texteMontantTotal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8">꞊</text:p>
          </table:table-cell>
          <table:table-cell table:style-name="tabDecompteDecisionRegimeOctroiRFM.A1" office:value-type="string">
            <text:p text:style-name="P9">%=montantTotal=% <text:s text:c="5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6:05:01.44</dc:date>
    <meta:editing-cycles>50</meta:editing-cycles>
    <meta:editing-duration>PT2H18M39S</meta:editing-duration>
    <meta:document-statistic meta:table-count="1" meta:image-count="0" meta:object-count="0" meta:page-count="1" meta:paragraph-count="21" meta:word-count="22" meta:character-count="531"/>
    <meta:user-defined meta:name="Info 1"/>
    <meta:user-defined meta:name="Info 2"/>
    <meta:user-defined meta:name="Info 3"/>
    <meta:user-defined meta:name="Info 4"/>
  </office:meta>
</office:document-meta>
</file>